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left="2.54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paragraph-properties fo:margin-left="3.81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paragraph-properties fo:margin-left="5.08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7"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8" style:family="paragraph" style:parent-style-name="Text_20_body">
      <style:paragraph-properties fo:margin-left="2.54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9" style:family="paragraph" style:parent-style-name="Text_20_body">
      <style:paragraph-properties fo:margin-left="3.81cm" fo:margin-right="0cm" fo:margin-top="0cm" fo:margin-bottom="0cm" style:contextual-spacing="false" fo:line-height="138%" fo:text-indent="1.27cm" style:auto-text-indent="false" style:writing-mode="lr-tb"/>
      <style:text-properties fo:font-variant="normal" fo:text-transform="none" fo:color="#36393f" loext:opacity="100%" style:text-line-through-style="none" style:text-line-through-type="none" style:font-name="Arial" fo:font-size="11pt" fo:font-style="normal" style:text-underline-style="none" fo:font-weight="bold" style:text-blinking="false" fo:background-color="transparent"/>
    </style:style>
    <style:style style:name="P10" style:family="paragraph" style:parent-style-name="Text_20_body">
      <style:paragraph-properties fo:margin-top="0cm" fo:margin-bottom="0cm" style:contextual-spacing="false" fo:line-height="138%" style:writing-mode="lr-tb"/>
    </style:style>
    <style:style style:name="T1" style:family="text">
      <style:text-properties style:font-name="Arial" fo:font-size="11pt" fo:font-style="normal" fo:font-weight="normal"/>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ice</text:p>
          </text:index-title>
        </text:index-body>
      </text:table-of-content>
      <text:p text:style-name="P6"><text:bookmark text:name="docs-internal-guid-0b0b3cbf-7fff-8624-1c0a-1e7408419b07"/>//Raul</text:p>
      <text:p text:style-name="Text_20_body"/>
      <text:p text:style-name="P1">//Index -&gt; </text:p>
      <text:p text:style-name="P2">Uso de favicon en index.html</text:p>
      <text:p text:style-name="P3">Una página en la que básicamente usamos cards con imágenes y una pequeña introducción en cada clase card y la etiqueta media porque usamos gifs en este caso.</text:p>
      <text:p text:style-name="P3">Contamos con div’s con nav’s bar para la navegación que hemos puesto en el header, con el logo y unos botones linkeados a el html login and sign in</text:p>
      <text:p text:style-name="P3">El footer es generalizado, es decir que ha sido compartido para los demás y no vamos a detallarlo en cada html.</text:p>
      <text:p text:style-name="Text_20_body"/>
      <text:p text:style-name="P1">//Competencia-&gt;</text:p>
      <text:p text:style-name="P3">El header también ha sido reutilizado aunque en algunos si tenemos mas cosas en el desplegable.</text:p>
      <text:p text:style-name="P3">Básicamente hemos utilizado la clase tiles que hace una especie de tabla con cierta orientación la cual especificamos con class=”tiles (y le indicamos el tipo de tile)”</text:p>
      <text:p text:style-name="P2">Para lo otro ha sido actuado como si fuera una card.</text:p>
      <text:p text:style-name="Text_20_body"/>
      <text:p text:style-name="P1">//Introducción -&gt;</text:p>
      <text:p text:style-name="P3">Esta etiqueta similar a la de index.html cambiando el contenido, sin botones de loguearse ni sign in y cambiando una imagen, la del cohete falcon 9.</text:p>
      <text:p text:style-name="Text_20_body"/>
      <text:p text:style-name="P1">//Sign in-&gt;</text:p>
      <text:p text:style-name="P3">Formulario el cual recoge los datos y los envia a el archivo php. Este tiene botones con la clase  is-large y el formulario con la clase field el cual de imagen de formulario mas resaltado.</text:p>
      <text:p text:style-name="Text_20_body"/>
      <text:p text:style-name="P1">//log in-&gt; </text:p>
      <text:p text:style-name="P3">Básicamente lo mismo que el sign in pero este es de loguearse no de inscribirse, cambian formularios, en los dos se ha usado columnas .</text:p>
      <text:p text:style-name="Text_20_body"/>
      <text:p text:style-name="P1">//Ideasyprototipos-&gt;</text:p>
      <text:p text:style-name="P1">Básicamente se han usado clases tiles como anteriormente para hablar de prototipos, todo lo otro un poco reutilizado.</text:p>
      <text:p text:style-name="Text_20_body"/>
      <text:p text:style-name="P1">//masyideasyprototipos-&gt;</text:p>
      <text:p text:style-name="P7"><text:soft-page-break/> <text:span text:style-name="T1">Este es básicamente como introducción, usando cards. A diferencia se implementan con la etiqueta iframe de html con su respectivo video de Youtube, también se ha usado columnas.</text:span></text:p>
      <text:p text:style-name="Text_20_body"/>
      <text:p text:style-name="P1">//Fichero PHP-&gt;</text:p>
      <text:p text:style-name="P3">Este encargado de recoger los datos introducidos en formulario, en este caso solo recoge del login y sign in debido al tiempo.</text:p>
      <text:p text:style-name="P2">Una variable que recoge todo lo que se le pase por $_POST:</text:p>
      <text:p text:style-name="Text_20_body"/>
      <text:p text:style-name="P9">//Sergio</text:p>
      <text:p text:style-name="Text_20_body"/>
      <text:p text:style-name="P3">*La barra de navegación de cabeza y la de abajo las he copiado en todas las páginas .</text:p>
      <text:p text:style-name="Text_20_body"/>
      <text:p text:style-name="P2">*Comentarios</text:p>
      <text:p text:style-name="P4">-En comentarios lo que he hecho ha sido que he dividido el contenido en tres columnas y en la primera he puesto un formulario para aparentar de que se puede dejar un comentario y además he puesto como si hubiera un comentario ya. </text:p>
      <text:p text:style-name="Text_20_body"/>
      <text:p text:style-name="P10"><text:span text:style-name="T2">  </text:span><text:span text:style-name="T3">*Quiene Somos</text:span></text:p>
      <text:p text:style-name="P1">-En quienes somos lo que he realizado ha sido que </text:p>
      <text:p text:style-name="P4">lo he dividido en tres partes una con cuadrados de colores haciendo dos simples preguntas la segunda parte es un video de un lanzamiento y la tercera haciendo como si fuera la respuesta a las preguntas es texto lorem a esta página se puede acceder desde el footer y desde el logo de la web.</text:p>
      <text:p text:style-name="Text_20_body"/>
      <text:p text:style-name="P2">* Donaciones</text:p>
      <text:p text:style-name="P4">-En donaciones lo que he hecho ha sido que he dividido el contenido en tres columnas la primer es como si explicara porque deberían donar la seguna es un explicación de que hay que hacer para poder donar y la tercera es una tabla la cual contiene cuatro imágenes de bancos postoperados: a los cuales si les clicas te enviara a otra pagina para que puedas poner la targeta de credito.</text:p>
      <text:p text:style-name="P4">A esta página se puede acceder desde mantenimiento de la página en la cabecera o desde donar en el footer.</text:p>
      <text:p text:style-name="P4">*siva</text:p>
      <text:p text:style-name="P5">-Esta página es exactamente igual a la de donaciones solo que contiene un formulario para poder donar a la página esta es igual a Masterdast y Taliban Express.</text:p>
      <text:p text:style-name="P8"> </text:p>
      <text:p text:style-name="P4"><text:soft-page-break/>*Masterdast</text:p>
      <text:p text:style-name="P4">*Taliban Express</text:p>
      <text:p text:style-name="Text_20_body"/>
      <text:p text:style-name="P4">* PayPay</text:p>
      <text:p text:style-name="P5">-Esta página es exactamente igual a la de donaciones solo que contiene un boton y una pequeña explicacion.</text:p>
      <text:p text:style-name="Text_20_body"/>
      <text:p text:style-name="P10"><text:span text:style-name="T2">  </text:span><text:span text:style-name="T3">*Terminos y condiciones</text:span></text:p>
      <text:p text:style-name="P4">- En términos y condiciones lo que he hecho ha sido que he creado una lista ul rellena de texto loren y el número pi.</text:p>
      <text:p text:style-name="Text_20_body"/>
      <text:p text:style-name="P10"><text:span text:style-name="T2">  </text:span><text:span text:style-name="T3">*Inconvenientes</text:span></text:p>
      <text:p text:style-name="P4">-En inconvenientes lo que he realizado ha sido  dividir el contenido en tres partes una con texto de la wikipedia y la otra con cuadrados de colores y fotos de la wikipedia además a esta pagina solo se puede acceder desde la página de quiénes somos.</text:p>
      <text:p text:style-name="Text_20_body"/>
      <text:p text:style-name="P10"><text:span text:style-name="T2">  </text:span><text:span text:style-name="T3">*Nuestras opiniones</text:span></text:p>
      <text:p text:style-name="P4">-En nuestras opiniones lo que he realizado ha sido  dividir el contenido en dos columnas y una tercera con una imagen las otras dos simula como si fueran nuestras opiniones pero en realidad es solo texto loren.</text:p>
      <text:p text:style-name="Text_20_body"/>
      <text:p text:style-name="P2">*Javascript</text:p>
      <text:p text:style-name="P4">- He creado un botón con onclick en el html que activa una función en java que contiene un alert.</text:p>
      <text:p text:style-name="Text_20_body"/>
      <text:p text:style-name="P1">*Error404</text:p>
      <text:p text:style-name="P8"> <text:span text:style-name="T1">-En error404 lo que he realizado ha sido que a modo de broma he creado esta página sin formato ni nada solo un mensaje indicando que a surgido un error y para acceder a esta página se ha de acceder desde una pestaña de la barra de navegación denominada reportar errores y no se puede acceder en todas las páginas donde dicha pestaña aparece.</text:span></text:p>
      <text:p text:style-name="Text_20_body"><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1" draw:display-name="Gradient 1" draw:style="rectangular" draw:cx="50%" draw:cy="50%" draw:start-color="#fff5ce" draw:end-color="#ffffd7" draw:start-intensity="100%" draw:end-intensity="100%" draw:angle="105deg" draw:border="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0.99pt solid #000000" fo:padding="0.049cm" style:shadow="#808080 0.176cm 0.176cm" fo:background-color="#fffad3" style:writing-mode="lr-tb" draw:fill="gradient" draw:fill-gradient-name="Gradient_20_1" draw:gradient-step-count="64"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fill-gradient-name="Gradient_20_1" draw:gradient-step-count="64"/>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1T20:11:49.121000000</meta:creation-date>
    <meta:generator>LibreOffice/7.2.1.2$Windows_X86_64 LibreOffice_project/87b77fad49947c1441b67c559c339af8f3517e22</meta:generator>
    <dc:date>2022-02-21T20:59:07.664000000</dc:date>
    <meta:editing-duration>PT47M17S</meta:editing-duration>
    <meta:editing-cycles>3</meta:editing-cycles>
    <meta:document-statistic meta:table-count="0" meta:image-count="0" meta:object-count="0" meta:page-count="3" meta:paragraph-count="52" meta:word-count="793" meta:character-count="4441" meta:non-whitespace-character-count="3679"/>
  </office:meta>
</office:document-meta>
</file>